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ufferEncoder.encodeValue( DataBuffer buffer , DataBufferFactory bufferFactory , ResolvableType valueType , @ Nullable MimeType mimeType , @ Nullable Map &lt; String , Object &gt; h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BufferEncoder.encode( Publisher &lt; ? extends DataBuffer &gt; inputStream , DataBufferFactory bufferFactory , ResolvableType elementType , @ Nullable MimeType mimeType , @ Nullable Map &lt; String , Object &gt; h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BufferEncoder.canEncode( ResolvableType elementType , @ Nullable MimeType mim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ufferEncoder.logValue( DataBuffer buffer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ufferEncoder.DataBuffer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